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style:line-height-at-least="0cm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line-height-at-least="0cm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style:text-autospace="none"/>
      <style:text-properties fo:color="#000000"/>
    </style:style>
    <style:style style:name="P8" style:family="paragraph" style:parent-style-name="Standard">
      <style:paragraph-properties fo:background-color="#e6e6ff">
        <style:background-image/>
      </style:paragraph-properties>
    </style:style>
    <style:style style:name="P9" style:family="paragraph" style:parent-style-name="Standard">
      <style:paragraph-properties fo:text-align="start" style:justify-single-word="false" fo:background-color="#e6e6ff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background-color="#e6e6ff" style:text-autospace="none">
        <style:background-image/>
      </style:paragraph-properties>
      <style:text-properties fo:color="#000000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 fo:background-color="#e6e6ff">
        <style:background-image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background-color="#e6e6ff" style:text-autospace="none">
        <style:background-image/>
      </style:paragraph-properties>
      <style:text-properties fo:color="#000000"/>
    </style:style>
    <style:style style:name="P13" style:family="paragraph" style:parent-style-name="Standard">
      <style:paragraph-properties fo:background-color="#e6e6ff" style:text-autospace="none">
        <style:background-image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background-color="#e6e6ff" style:text-autospace="none">
        <style:background-image/>
      </style:paragraph-properties>
      <style:text-properties fo:color="#000000"/>
    </style:style>
    <style:style style:name="P1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style:text-autospace="none"/>
    </style:style>
    <style:style style:name="P18" style:family="paragraph" style:parent-style-name="Text_20_body">
      <style:text-properties fo:color="#000000"/>
    </style:style>
    <style:style style:name="P19" style:family="paragraph" style:parent-style-name="Text_20_body">
      <style:paragraph-properties style:text-autospace="none"/>
      <style:text-properties fo:color="#000000"/>
    </style:style>
    <style:style style:name="P20" style:family="paragraph" style:parent-style-name="Text_20_body">
      <style:paragraph-properties fo:text-align="justify" style:justify-single-word="false" style:text-autospace="none"/>
      <style:text-properties fo:color="#000000"/>
    </style:style>
    <style:style style:name="P21" style:family="paragraph" style:parent-style-name="Text_20_body">
      <style:paragraph-properties style:text-autospace="none"/>
      <style:text-properties fo:color="#000000"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justify" style:justify-single-word="false" style:text-autospace="none"/>
    </style:style>
    <style:style style:name="P23" style:family="paragraph" style:parent-style-name="Heading_20_2">
      <style:paragraph-properties style:text-autospace="none"/>
    </style:style>
    <style:style style:name="P24" style:family="paragraph" style:parent-style-name="Heading_20_2">
      <style:paragraph-properties style:text-autospace="none"/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style:text-underline-style="none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>
        <form:form form:name="trans" form:apply-filter="true" form:method="post" form:control-implementation="ooo:com.sun.star.form.component.Form" office:target-frame="" xlink:href="/text.asp%23tr_form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lang" form:control-implementation="ooo:com.sun.star.form.component.HiddenControl" form:id="control1" form:value="de"/>
          <form:hidden form:name="status" form:control-implementation="ooo:com.sun.star.form.component.HiddenControl" form:id="control2" form:value="translate"/>
          <form:hidden form:name="SResalt" form:control-implementation="ooo:com.sun.star.form.component.HiddenControl" form:id="control3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ow to write XCELs</text:p>
      <text:p text:style-name="P2">draft version of 25.02.2008 </text:p>
      <text:p text:style-name="P2">edited by <text:s/>Elona Chudobkai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/text:p>
      <text:p text:style-name="P4"/>
      <text:p text:style-name="P4"/>
      <text:p text:style-name="P3">Table of Content</text:p>
      <text:p text:style-name="P5"/>
      <text:p text:style-name="P5">Introduction</text:p>
      <text:p text:style-name="P5">An example format</text:p>
      <text:p text:style-name="P5">Writing the XCEL</text:p>
      <text:p text:style-name="P5"><text:tab/>Step 1 (main structure)</text:p>
      <text:p text:style-name="P5"><text:tab/>Step 2 (modelling the basic structure)</text:p>
      <text:p text:style-name="Standard"><text:tab/>Step 3 (How do we describe a key-value pair)</text:p>
      <text:p text:style-name="Standard"><text:tab/>Step 4 (How do we describe a key-value pair with value interpretation )</text:p>
      <text:p text:style-name="Standard">XCEL for the Fileformat tiffinfo.</text:p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h text:style-name="Heading_20_1" text:outline-level="1">Introduction</text:h>
      <text:p text:style-name="P6">This tutorial gives the reader a first impression of what XCEL is and how to use it. We have decided to show the basic features of the XCEL on the basis of a very simple ASCII based format. If you are looking for a more real world example you should study our html version of the actual xcel_png.xml. The parts of that XCEL are linked to the corresponding chapters in the png specification.</text:p>
      <text:p text:style-name="P6"/>
      <text:p text:style-name="P6"/>
      <text:p text:style-name="P6"/>
      <text:h text:style-name="Heading_20_1" text:outline-level="1">An example format</text:h>
      <text:p text:style-name="P6">Our example format 'Ectractor/res/otherTestFiles/tiffInfoBeispiel' is an ASCII based file format that contains multiple records of information.It is the output of 'tiffinfo -D -c -d -r res/tiffsuit/basi0g08.tif'. Each record in this output consists of key value pairs as 'Image Width: 32' or 'Image Length: 32'. What we like to do next is to write an XCEL description for that format.</text:p>
      <text:p text:style-name="P6"/>
      <text:p text:style-name="P6"/>
      <text:p text:style-name="P9">TIFF Directory at offset 0x8 (8) </text:p>
      <text:p text:style-name="P9"><text:s text:c="2"/>Subfile Type: (0 = 0x0) </text:p>
      <text:p text:style-name="P9"><text:s text:c="2"/>Image Width: 32 Image Length: 32 </text:p>
      <text:p text:style-name="P9"><text:s text:c="2"/>Resolution: 72, 72 pixels/inch </text:p>
      <text:p text:style-name="P9"><text:s text:c="2"/>Bits/Sample: 8 </text:p>
      <text:p text:style-name="P9"><text:s text:c="2"/>Compression Scheme: None </text:p>
      <text:p text:style-name="P9"><text:s text:c="2"/>Photometric Interpretation: min-is-black </text:p>
      <text:p text:style-name="P9"><text:s text:c="2"/>Samples/Pixel: 1 </text:p>
      <text:p text:style-name="P9"><text:s text:c="2"/>Rows/Strip: 32 </text:p>
      <text:p text:style-name="P9"><text:s text:c="2"/>Planar Configuration: single image plane </text:p>
      <text:p text:style-name="P9"><text:s text:c="2"/>Photoshop Data: &lt;present&gt;, 1298 bytes </text:p>
      <text:p text:style-name="P9"><text:s text:c="2"/>Tag 37724: 0x41,0x64,0x6f,0x62,0x65,0x20,0x50,0x68,0x6f,0x74,0x6f,0x73,0x68,0x6f,0x70,0x20,0x44,0x6f,0x63,0x75,0x6d,0x65,0x6e,0x74,0x20,0x44,0x61,0x74,0x61,0x20,0x42,0x6c,0x6f,0x63,0x6b,0x0 </text:p>
      <text:p text:style-name="P9">Strip 0: </text:p>
      <text:p text:style-name="P9"><text:s text:c="2"/>00 01 02 03 04 05 06 07 08 09 0a 0b 0c 0d 0e 0f 10 11 12 13 14 15 16 17 </text:p>
      <text:p text:style-name="P9"><text:s text:c="2"/>18 19 1a 1b 1c 1d 1e 1f 20 21 22 23 24 25 26 27 28 29 2a 2b 2c 2d 2e 2f </text:p>
      <text:p text:style-name="P9"><text:s text:c="2"/>30 31 32 33 34 35 36 37 38 39 3a 3b 3c 3d 3e 3f 40 41 42 43 44 45 46 47 </text:p>
      <text:p text:style-name="P9"><text:s text:c="2"/>48 49 4a 4b 4c 4d 4e 4f 50 51 52 53 54 55 56 57 58 59 5a 5b 5c 5d 5e 5f </text:p>
      <text:p text:style-name="P9"><text:s text:c="2"/>60 61 62 63 64 65 66 67 68 69 6a 6b 6c 6d 6e 6f 70 71 72 73 74 75 76 77 </text:p>
      <text:p text:style-name="P9"><text:s text:c="2"/>78 79 7a 7b 7c 7d 7e 7f 80 81 82 83 84 85 86 87 88 89 8a 8b 8c 8d 8e 8f </text:p>
      <text:p text:style-name="P9"><text:s text:c="2"/>90 91 92 93 94 95 96 97 98 99 9a 9b 9c 9d 9e 9f a0 a1 a2 a3 a4 a5 a6 a7 </text:p>
      <text:p text:style-name="P9"><text:s text:c="2"/>a8 a9 aa ab ac ad ae af b0 b1 b2 b3 b4 b5 b6 b7 b8 b9 ba bb bc bd be bf </text:p>
      <text:p text:style-name="P9"><text:s text:c="2"/>c0 c1 c2 c3 c4 c5 c6 c7 c8 c9 ca cb cc cd ce cf d0 d1 d2 d3 d4 d5 d6 d7 </text:p>
      <text:p text:style-name="P9"><text:s text:c="2"/>d8 d9 da db dc dd de df e0 e1 e2 e3 e4 e5 e6 e7 e8 e9 ea eb ec ed ee ef </text:p>
      <text:p text:style-name="P9"><text:s text:c="2"/>f0 f1 f2 f3 f4 f5 f6 f7 f8 f9 fa fb fc fd fe ff fe fd fc fb fa f9 f8 f7 </text:p>
      <text:p text:style-name="P9"><text:s text:c="2"/>f6 f5 f4 f3 f2 f1 f0 ef ee ed ec eb ea e9 e8 e7 e6 e5 e4 e3 e2 e1 e0 df </text:p>
      <text:p text:style-name="P9"><text:s text:c="2"/>de dd dc db da d9 d8 d7 d6 d5 d4 d3 d2 d1 d0 cf ce cd cc cb ca c9 c8 c7 </text:p>
      <text:p text:style-name="P9"><text:s text:c="2"/>c6 c5 c4 c3 c2 c1 c0 bf be bd bc bb ba b9 b8 b7 b6 b5 b4 b3 b2 b1 b0 af </text:p>
      <text:p text:style-name="P9"><text:s text:c="2"/>ae ad ac ab aa a9 a8 a7 a6 a5 a4 a3 a2 a1 a0 9f 9e 9d 9c 9b 9a 99 98 97 </text:p>
      <text:p text:style-name="P9"><text:s text:c="2"/>96 95 94 93 92 91 90 8f 8e 8d 8c 8b 8a 89 88 87 86 85 84 83 82 81 80 7f </text:p>
      <text:p text:style-name="P9"><text:soft-page-break/><text:s text:c="2"/>7e 7d 7c 7b 7a 79 78 77 76 75 74 73 72 71 70 6f 6e 6d 6c 6b 6a 69 68 67 </text:p>
      <text:p text:style-name="P9"><text:s text:c="2"/>66 65 64 63 62 61 60 5f 5e 5d 5c 5b 5a 59 58 57 56 55 54 53 52 51 50 4f </text:p>
      <text:p text:style-name="P9"><text:s text:c="2"/>4e 4d 4c 4b 4a 49 48 47 46 45 44 43 42 41 40 3f 3e 3d 3c 3b 3a 39 38 37 </text:p>
      <text:p text:style-name="P9"><text:s text:c="2"/>36 35 34 33 32 31 30 2f 2e 2d 2c 2b 2a 29 28 27 26 25 24 23 22 21 20 1f </text:p>
      <text:p text:style-name="P9"><text:s text:c="2"/>1e 1d 1c 1b 1a 19 18 17 16 15 14 13 12 11 10 0f 0e 0d 0c 0b 0a 09 08 07 </text:p>
      <text:p text:style-name="P9"><text:s text:c="2"/>06 05 04 03 02 01 00 01 02 03 04 05 06 07 08 09 0a 0b 0c 0d 0e 0f 10 11 </text:p>
      <text:p text:style-name="P9"><text:s text:c="2"/>12 13 14 15 16 17 18 19 1a 1b 1c 1d 1e 1f 20 21 22 23 24 25 26 27 28 29 </text:p>
      <text:p text:style-name="P9"><text:s text:c="2"/>2a 2b 2c 2d 2e 2f 30 31 32 33 34 35 36 37 38 39 3a 3b 3c 3d 3e 3f 40 41 </text:p>
      <text:p text:style-name="P9"><text:s text:c="2"/>42 43 44 45 46 47 48 49 4a 4b 4c 4d 4e 4f 50 51 52 53 54 55 56 57 58 59 </text:p>
      <text:p text:style-name="P9"><text:s text:c="2"/>5a 5b 5c 5d 5e 5f 60 61 62 63 64 65 66 67 68 69 6a 6b 6c 6d 6e 6f 70 71 </text:p>
      <text:p text:style-name="P9"><text:s text:c="2"/>72 73 74 75 76 77 78 79 7a 7b 7c 7d 7e 7f 80 81 82 83 84 85 86 87 88 89 </text:p>
      <text:p text:style-name="P9"><text:s text:c="2"/>8a 8b 8c 8d 8e 8f 90 91 92 93 94 95 96 97 98 99 9a 9b 9c 9d 9e 9f a0 a1 </text:p>
      <text:p text:style-name="P9"><text:s text:c="2"/>a2 a3 a4 a5 a6 a7 a8 a9 aa ab ac ad ae af b0 b1 b2 b3 b4 b5 b6 b7 b8 b9 </text:p>
      <text:p text:style-name="P9"><text:s text:c="2"/>ba bb bc bd be bf c0 c1 c2 c3 c4 c5 c6 c7 c8 c9 ca cb cc cd ce cf d0 d1 </text:p>
      <text:p text:style-name="P9"><text:s text:c="2"/>d2 d3 d4 d5 d6 d7 d8 d9 da db dc dd de df e0 e1 e2 e3 e4 e5 e6 e7 e8 e9 </text:p>
      <text:p text:style-name="P9"><text:s text:c="2"/>ea eb ec ed ee ef f0 f1 f2 f3 f4 f5 f6 f7 f8 f9 fa fb fc fd fe ff fe fd </text:p>
      <text:p text:style-name="P9"><text:s text:c="2"/>fc fb fa f9 f8 f7 f6 f5 f4 f3 f2 f1 f0 ef ee ed ec eb ea e9 e8 e7 e6 e5 </text:p>
      <text:p text:style-name="P9"><text:s text:c="2"/>e4 e3 e2 e1 e0 df de dd dc db da d9 d8 d7 d6 d5 d4 d3 d2 d1 d0 cf ce cd </text:p>
      <text:p text:style-name="P9"><text:s text:c="2"/>cc cb ca c9 c8 c7 c6 c5 c4 c3 c2 c1 c0 bf be bd bc bb ba b9 b8 b7 b6 b5 </text:p>
      <text:p text:style-name="P9"><text:s text:c="2"/>b4 b3 b2 b1 b0 af ae ad ac ab aa a9 a8 a7 a6 a5 a4 a3 a2 a1 a0 9f 9e 9d </text:p>
      <text:p text:style-name="P9"><text:s text:c="2"/>9c 9b 9a 99 98 97 96 95 94 93 92 91 90 8f 8e 8d 8c 8b 8a 89 88 87 86 85 </text:p>
      <text:p text:style-name="P9"><text:s text:c="2"/>84 83 82 81 80 7f 7e 7d 7c 7b 7a 79 78 77 76 75 74 73 72 71 70 6f 6e 6d </text:p>
      <text:p text:style-name="P9"><text:s text:c="2"/>6c 6b 6a 69 68 67 66 65 64 63 62 61 60 5f 5e 5d 5c 5b 5a 59 58 57 56 55 </text:p>
      <text:p text:style-name="P9"><text:s text:c="2"/>54 53 52 51 50 4f 4e 4d 4c 4b 4a 49 48 47 46 45 44 43 42 41 40 3f 3e 3d </text:p>
      <text:p text:style-name="P9"><text:s text:c="2"/>3c 3b 3a 39 38 37 36 35 34 33 32 31 30 2f 2e 2d 2c 2b 2a 29 28 27 26 25 </text:p>
      <text:p text:style-name="P9"><text:s text:c="2"/>24 23 22 21 20 1f 1e 1d 1c 1b 1a 19 18 17 16 15 14 13 12 11 10 0f 0e 0d </text:p>
      <text:p text:style-name="P9"><text:s text:c="2"/>0c 0b 0a 09 08 07 06 05 04 03 02 01 00 01 02 03 </text:p>
      <text:p text:style-name="P15"/>
      <text:p text:style-name="P15"/>
      <text:h text:style-name="Heading_20_1" text:outline-level="1">Writing the XCEL</text:h>
      <text:h text:style-name="Heading_20_2" text:outline-level="2">Step 1 (main structure)</text:h>
      <text:p text:style-name="P16">First we have to write down the basic XCEL tags. Because we <text:s/>have not created a specialised extension for our dataformat we want to validate the XCEL against our XCELBasicExtension schema. </text:p>
      <text:p text:style-name="P16"/>
      <text:p text:style-name="P16"/>
      <text:p text:style-name="P11">&lt;?xml version="1.0" encoding="UTF-8"?&gt;</text:p>
      <text:p text:style-name="P12">&lt;XCELDocument <text:tab/>xmlns="http://www.planets-project.eu/xcl/schemas/xcl"</text:p>
      <text:p text:style-name="P12"><text:s text:c="4"/><text:tab/><text:tab/><text:tab/>xmlns:xsi="http://www.w3.org/2001/XMLSchema-instance"</text:p>
      <text:p text:style-name="P12"><text:s text:c="4"/><text:tab/><text:tab/><text:tab/>xsi:schemaLocation="http://www.planets-project.eu/xcl/schemas/xcl</text:p>
      <text:p text:style-name="P12"><text:s text:c="4"/><text:tab/><text:tab/><text:tab/><text:tab/><text:tab/><text:tab/>schemas/XCELImageExtension.xsd"&gt;</text:p>
      <text:p text:style-name="P12"><text:tab/>&lt;preProcessing&gt; &lt;/preProcessing&gt;</text:p>
      <text:p text:style-name="P12"><text:tab/>&lt;formatDescription&gt;&lt;/formatDescription&gt;</text:p>
      <text:p text:style-name="P12"><text:tab/>&lt;templates&gt;&lt;/templates&gt;</text:p>
      <text:p text:style-name="P12"><text:tab/>&lt;postProcessing&gt;&lt;/postProcessing&gt;</text:p>
      <text:p text:style-name="P12">&lt;/XCELDocument&gt;</text:p>
      <text:p text:style-name="P7"/>
      <text:p text:style-name="P7"/>
      <text:h text:style-name="Heading_20_2" text:outline-level="2"><text:soft-page-break/>Step 2 (modelling the basic structure)</text:h>
      <text:p text:style-name="P17"><text:span text:style-name="T1">We put the definition of one record in the 'formatDescription' part of our document. The Item '</text:span>aRecord' contains all the key value pairs in the file. Then we create <text:s/>items as children from an 'aRecord'-item <text:s/>for every key value pair. <text:s text:c="2"/>You can put definitions of one record with its child-elements <text:s/>in the template part too.</text:p>
      <text:p text:style-name="Text_20_body">The processingMethod 'setSymbolDoesNotMatchHandle' in the tag &lt;preProcessing&gt; with parameter <text:s/>'skipWhiteSpace' skips the white spaces, so that the white spaces <text:s/>do <text:s/>not need to be treated in XCEL.</text:p>
      <text:p text:style-name="P11">&lt;?xml version="1.0" encoding="UTF-8"?&gt;</text:p>
      <text:p text:style-name="P10">&lt;XCELDocument <text:tab/>xmlns="http://www.planets-project.eu/xcl/schemas/xcl"</text:p>
      <text:p text:style-name="P10"><text:s text:c="4"/><text:tab/><text:tab/><text:tab/>xmlns:xsi="http://www.w3.org/2001/XMLSchema-instance"</text:p>
      <text:p text:style-name="P10"><text:s text:c="4"/><text:tab/><text:tab/><text:tab/>xsi:schemaLocation="http://www.planets-project.eu/xcl/schemas/xcl</text:p>
      <text:p text:style-name="P10"><text:s text:c="4"/><text:tab/><text:tab/><text:tab/><text:tab/><text:tab/><text:tab/>schemas/XCELImageExtension.xsd"&gt;</text:p>
      <text:p text:style-name="P10"><text:tab/>&lt;preProcessing&gt;</text:p>
      <text:p text:style-name="P10"><text:tab/><text:tab/>&lt;item xsi:type="structuringItem" identifier="preproc1"&gt;</text:p>
      <text:p text:style-name="P10"><text:tab/><text:tab/><text:tab/>&lt;processing type="configureParser"&gt;</text:p>
      <text:p text:style-name="P10"><text:tab/><text:tab/><text:tab/><text:tab/>&lt;processingMethod name="setSymbolDoesNotMatchHandle"&gt;</text:p>
      <text:p text:style-name="P10"><text:tab/><text:tab/><text:tab/><text:tab/><text:tab/>&lt;param value="skipWhiteSpace"/&gt;</text:p>
      <text:p text:style-name="P10"><text:tab/><text:tab/><text:tab/><text:tab/>&lt;/processingMethod&gt;</text:p>
      <text:p text:style-name="P10"><text:tab/><text:tab/><text:tab/>&lt;/processing&gt;</text:p>
      <text:p text:style-name="P10"><text:tab/><text:tab/>&lt;/item&gt;</text:p>
      <text:p text:style-name="P10"><text:s text:c="4"/>&lt;/preProcessing&gt;</text:p>
      <text:p text:style-name="P10"><text:tab/>&lt;formatDescription&gt;</text:p>
      <text:p text:style-name="P10"><text:tab/><text:tab/>&lt;item xsi:type="structuringItem" identifier="rootNode" order="sequence"&gt;</text:p>
      <text:p text:style-name="P10"><text:tab/><text:tab/><text:tab/>&lt;item xsi:type="structuringItem" <text:s/>identifier="aRecord" multiple="true" order="choice"&gt;</text:p>
      <text:p text:style-name="P12"><text:span text:style-name="T4"><text:tab/><text:tab/><text:tab/><text:tab/></text:span>&lt;item identifier="imagWidth" xsi:type="structuringItem" &gt;<text:span text:style-name="T4">&lt;/item&gt;</text:span></text:p>
      <text:p text:style-name="P12"><text:span text:style-name="T4"><text:tab/><text:tab/><text:tab/><text:tab/></text:span>&lt;item identifier="ImageLength" xsi:type="structuringItem" &gt;<text:span text:style-name="T4">&lt;/item&gt;</text:span></text:p>
      <text:p text:style-name="P12"><text:span text:style-name="T4"><text:tab/><text:tab/><text:tab/><text:tab/></text:span>&lt;item identifier="Resolution" xsi:type="structuringItem" &gt;<text:span text:style-name="T4">&lt;/item&gt;</text:span></text:p>
      <text:p text:style-name="P10"><text:tab/><text:tab/><text:tab/><text:tab/>...</text:p>
      <text:p text:style-name="P12"><text:span text:style-name="T4"><text:tab/><text:tab/><text:tab/><text:tab/>&lt;item</text:span><text:span text:style-name="T4"> identifier</text:span><text:span text:style-name="T4">=</text:span><text:span text:style-name="T4">"CompressionScheme"</text:span><text:span text:style-name="T4"> xsi:type</text:span><text:span text:style-name="T4">=</text:span><text:span text:style-name="T4">"structuringItem"</text:span><text:span text:style-name="T4"> </text:span><text:span text:style-name="T4">&gt;&lt;/item&gt;</text:span></text:p>
      <text:p text:style-name="P10"><text:tab/><text:tab/><text:tab/><text:tab/>...</text:p>
      <text:p text:style-name="P12"><text:span text:style-name="T4"><text:tab/><text:tab/><text:tab/><text:tab/>&lt;item</text:span><text:span text:style-name="T4"> identifier</text:span><text:span text:style-name="T4">=</text:span><text:span text:style-name="T4">"default"</text:span><text:span text:style-name="T4"> xsi:type</text:span><text:span text:style-name="T4">=</text:span><text:span text:style-name="T4">"structuringItem"</text:span><text:span text:style-name="T4">&gt;&lt;/item&gt;</text:span></text:p>
      <text:p text:style-name="P10"><text:tab/><text:tab/><text:tab/>&lt;/item&gt;</text:p>
      <text:p text:style-name="P10"><text:tab/><text:tab/>&lt;/item&gt;</text:p>
      <text:p text:style-name="P10"><text:tab/></text:p>
      <text:p text:style-name="P10"><text:tab/>&lt;/formatDescription&gt;</text:p>
      <text:p text:style-name="P10"><text:tab/>&lt;templates&gt;&lt;/templates&gt;</text:p>
      <text:p text:style-name="P10"><text:tab/>&lt;postProcessing&gt;&lt;/postProcessing&gt;</text:p>
      <text:p text:style-name="P10">&lt;/XCELDocument&gt;</text:p>
      <text:p text:style-name="P19"/>
      <text:p text:style-name="P19"/>
      <text:h text:style-name="Heading_20_2" text:outline-level="2">Step 3 (How do we describe a key-value pair)</text:h>
      <text:p text:style-name="P18">We begin to describe and interpet the records <text:span text:style-name="T3">in the</text:span> third li<text:span text:style-name="T3">ne.</text:span></text:p>
      <text:p text:style-name="P20">We describe that the 'imagWidth' row has to begin with the string 'Image Width:'. <text:s/>Because of that we choose an element of the type symbol. <text:s/>The 'imageWidth_Symbol' has attributes <text:s/>'length', 'interpretation' and <text:s/>'value'. 'length' determines that 12 signs should be read at the position n. These 12 signs should be interpreted as an ASCII. The <text:s/>'imageWidth_Symbol' matches if these 12 signs agree with the value 'Image Width:'.</text:p>
      <text:p text:style-name="P20"><text:soft-page-break/>Next we describe the value that follows the signs 'Image Width:'. We ignore the sign space <text:s/>which follows 'Image Width:'. This is processed tby the method 'skipWhiteSpace'.</text:p>
      <text:p text:style-name="P22"><text:span text:style-name="T1">We then define an item of type 'definitionItem' which is an item that adds a name to its children. <text:s/>The following 'imageWidthNumber_Symbol' <text:s/>defines that all ASCII values in range between 0 und 9 should be valid characters for the name 'imageWidth'. <text:s/>We set the attribute isMultiple='true' to express that a symbol can have more than one character. Length ='1' defines that the signs are read character by character. The attributes <text:s/>length='1' and multiple='true' together are like a loop in C++</text:span> or Java. It is read character by character, until a not valid value is read. You can access this matched value by the name '<text:span text:style-name="T1">imageWidth'</text:span>. </text:p>
      <text:p text:style-name="P19"/>
      <text:p text:style-name="P8">&lt;?xml version="1.0" encoding="UTF-8"?&gt;</text:p>
      <text:p text:style-name="P8">&lt;XCELDocument <text:tab/>xmlns="http://www.planets-project.eu/xcl/schemas/xcl"</text:p>
      <text:p text:style-name="P8"><text:s text:c="4"/><text:tab/><text:tab/><text:tab/>xmlns:xsi="http://www.w3.org/2001/XMLSchema-instance"</text:p>
      <text:p text:style-name="P8"><text:s text:c="4"/><text:tab/><text:tab/><text:tab/>xsi:schemaLocation="http://www.planets-project.eu/xcl/schemas/xcl</text:p>
      <text:p text:style-name="P8"><text:s text:c="4"/><text:tab/><text:tab/><text:tab/><text:tab/><text:tab/><text:tab/>schemas/XCELImageExtension.xsd"&gt;</text:p>
      <text:p text:style-name="P8"><text:tab/>&lt;preProcessing&gt; &lt;/preProcessing&gt;</text:p>
      <text:p text:style-name="P8"><text:tab/>&lt;formatDescription&gt;</text:p>
      <text:p text:style-name="P8"><text:tab/><text:tab/>&lt;item xsi:type="structuringItem" identifier="rootNode" order="sequence"&gt;</text:p>
      <text:p text:style-name="P8"><text:s text:c="2"/><text:tab/><text:tab/><text:tab/>&lt;item xsi:type="structuringItem" <text:s/>identifier="aRecord" multiple="true" order="choice"&gt;</text:p>
      <text:p text:style-name="P8"><text:s text:c="4"/><text:tab/><text:tab/><text:tab/><text:tab/>&lt;item identifier="imageWidth"xsi:type="structuringItem"&gt; </text:p>
      <text:p text:style-name="P8"><text:s text:c="6"/><text:tab/><text:tab/><text:tab/><text:tab/>&lt;symbol <text:tab/>identifier="imageWidth_Symbol" length="12" interpretation="ASCII" <text:tab/><text:tab/><text:tab/><text:tab/><text:tab/><text:tab/><text:tab/><text:tab/><text:tab/><text:tab/>value="Image Width:" <text:s text:c="4"/>/&gt;</text:p>
      <text:p text:style-name="P8"><text:s text:c="6"/><text:tab/><text:tab/><text:tab/><text:tab/>&lt;item <text:tab/>identifier="imageWidthNumber" xsi:type="definitionItem"&gt;</text:p>
      <text:p text:style-name="P8"><text:s text:c="8"/><text:tab/><text:tab/><text:tab/><text:tab/>&lt;symbol <text:tab/>identifier="imageWidthNumber_Symbol" <text:tab/><text:tab/><text:tab/><text:tab/><text:tab/><text:tab/><text:tab/><text:tab/><text:tab/><text:tab/><text:tab/><text:tab/><text:tab/><text:tab/><text:tab/><text:tab/><text:tab/><text:tab/><text:tab/><text:tab/>length="1" multiple="true" interpretation="ASCII" &gt;</text:p>
      <text:p text:style-name="P8"><text:s text:c="10"/><text:tab/><text:tab/><text:tab/><text:tab/>&lt;validValues&gt;</text:p>
      <text:p text:style-name="P8"><text:s text:c="12"/><text:tab/><text:tab/><text:tab/><text:tab/><text:tab/>&lt;startRange&gt;0&lt;/startRange&gt;</text:p>
      <text:p text:style-name="P8"><text:s text:c="12"/><text:tab/><text:tab/><text:tab/><text:tab/><text:tab/>&lt;endRange&gt;9&lt;/endRange&gt;</text:p>
      <text:p text:style-name="P8"><text:s text:c="10"/><text:tab/><text:tab/><text:tab/><text:tab/>&lt;/validValues&gt;</text:p>
      <text:p text:style-name="P8"><text:s text:c="8"/><text:tab/><text:tab/><text:tab/><text:tab/>&lt;/symbol&gt;</text:p>
      <text:p text:style-name="P8"><text:s text:c="8"/><text:tab/><text:tab/><text:tab/><text:tab/>&lt;name&gt;imageWidth&lt;/name&gt;</text:p>
      <text:p text:style-name="P8"><text:s text:c="10"/><text:tab/><text:tab/>&lt;/item&gt;</text:p>
      <text:p text:style-name="P8"><text:tab/><text:tab/><text:tab/><text:tab/>&lt;item identifier="ImageLength" xsi:type="structuringItem" &gt;&lt;/item&gt;</text:p>
      <text:p text:style-name="P8"><text:tab/><text:tab/><text:tab/><text:tab/>&lt;item identifier="Resolution" xsi:type="structuringItem" &gt;&lt;/item&gt;</text:p>
      <text:p text:style-name="P8"><text:tab/><text:tab/><text:tab/><text:tab/>...</text:p>
      <text:p text:style-name="P8"><text:tab/><text:tab/><text:tab/><text:tab/>&lt;item identifier="CompressionScheme" xsi:type="structuringItem" &gt;&lt;/item&gt;</text:p>
      <text:p text:style-name="P8"><text:tab/><text:tab/><text:tab/><text:tab/>...</text:p>
      <text:p text:style-name="P8"><text:tab/><text:tab/><text:tab/><text:tab/>&lt;item identifier="default" xsi:type="structuringItem"&gt;&lt;/item&gt;</text:p>
      <text:p text:style-name="P8"><text:tab/><text:tab/><text:tab/>&lt;/item&gt;</text:p>
      <text:p text:style-name="P8"><text:tab/><text:tab/>&lt;/item&gt;</text:p>
      <text:p text:style-name="P8"><text:tab/></text:p>
      <text:p text:style-name="P8"><text:tab/>&lt;/formatDescription&gt;</text:p>
      <text:p text:style-name="P8"><text:tab/>&lt;templates&gt;&lt;/templates&gt;</text:p>
      <text:p text:style-name="P8"><text:tab/>&lt;postProcessing&gt;&lt;/postProcessing&gt;</text:p>
      <text:p text:style-name="P8">&lt;/XCELDocument&gt;</text:p>
      <text:p text:style-name="P14"/>
      <text:h text:style-name="P23" text:outline-level="2"><text:span text:style-name="T1">Step 4 (How do we describe a key-value pair </text:span>with value interpretation <text:span text:style-name="T1">)</text:span></text:h>
      <text:p text:style-name="P19"/>
      <text:p text:style-name="P17"><text:soft-page-break/><text:span text:style-name="T1">If a value is read or matched, it is possible to interpret this value as a certain value. How the value is to be interpreted is defined by the Tag </text:span><text:span text:style-name="T2">&lt;valueInterpretation&gt;</text:span><text:span text:style-name="T1">. <text:s/>The tag &lt;value&gt; states what is read or matched. The value in the tag</text:span><text:span text:style-name="T2">&lt;valueLabel&gt;</text:span><text:span text:style-name="T1"> <text:s/>is an information how &lt;value&gt; is to be interpreted. If a symbol has a tag &lt;valueInterpretation&gt; , the matched range <text:s/>must be given not by attributes 'length' and 'value' as with 'CompressionScheme_Symbol' , but by the tag &lt;range&gt; as with 'CompressionSchemeValue_Symbol '.</text:span></text:p>
      <text:p text:style-name="P19"/>
      <text:p text:style-name="P11">&lt;?xml version="1.0" encoding="UTF-8"?&gt;</text:p>
      <text:p text:style-name="P10">&lt;XCELDocument <text:tab/>xmlns="http://www.planets-project.eu/xcl/schemas/xcl"</text:p>
      <text:p text:style-name="P10"><text:s text:c="4"/><text:tab/><text:tab/><text:tab/>xmlns:xsi="http://www.w3.org/2001/XMLSchema-instance"</text:p>
      <text:p text:style-name="P10"><text:s text:c="4"/><text:tab/><text:tab/><text:tab/>xsi:schemaLocation="http://www.planets-project.eu/xcl/schemas/xcl</text:p>
      <text:p text:style-name="P10"><text:s text:c="4"/><text:tab/><text:tab/><text:tab/><text:tab/><text:tab/><text:tab/>schemas/XCELImageExtension.xsd"&gt;</text:p>
      <text:p text:style-name="P10"><text:tab/>&lt;preProcessing&gt; &lt;/preProcessing&gt;</text:p>
      <text:p text:style-name="P10"><text:tab/>&lt;formatDescription&gt;</text:p>
      <text:p text:style-name="P12"><text:span text:style-name="T4"><text:tab/><text:tab/>&lt;item</text:span><text:span text:style-name="T4"> xsi:type</text:span><text:span text:style-name="T4">=</text:span><text:span text:style-name="T4">"structuringItem"</text:span><text:span text:style-name="T4"> identifier</text:span><text:span text:style-name="T4">=</text:span><text:span text:style-name="T4">"rootNode"</text:span><text:span text:style-name="T4"> order</text:span><text:span text:style-name="T4">=</text:span><text:span text:style-name="T4">"sequence"</text:span><text:span text:style-name="T4">&gt;</text:span></text:p>
      <text:p text:style-name="P12"><text:span text:style-name="T4"><text:s text:c="2"/><text:tab/><text:tab/><text:tab/>&lt;item</text:span><text:span text:style-name="T4"> xsi:type</text:span><text:span text:style-name="T4">=</text:span><text:span text:style-name="T4">"structuringItem"</text:span><text:span text:style-name="T4"> <text:s/>identifier</text:span><text:span text:style-name="T4">=</text:span><text:span text:style-name="T4">"aRecord"</text:span><text:span text:style-name="T4"> multiple</text:span><text:span text:style-name="T4">=</text:span><text:span text:style-name="T4">"true" </text:span><text:span text:style-name="T4">order</text:span><text:span text:style-name="T4">=</text:span><text:span text:style-name="T4">"choice"</text:span><text:span text:style-name="T4">&gt;</text:span></text:p>
      <text:p text:style-name="P12"><text:span text:style-name="T4"><text:s text:c="4"/><text:tab/><text:tab/><text:tab/><text:tab/>&lt;item</text:span><text:span text:style-name="T4"> identifier</text:span><text:span text:style-name="T4">=</text:span><text:span text:style-name="T4">"imageWidth"</text:span><text:span text:style-name="T4">xsi:type</text:span><text:span text:style-name="T4">=</text:span><text:span text:style-name="T4">"structuringItem"</text:span><text:span text:style-name="T4">&gt;&lt;/item&gt;</text:span></text:p>
      <text:p text:style-name="P12"><text:span text:style-name="T4"><text:tab/><text:tab/><text:tab/><text:tab/></text:span>&lt;item identifier="ImageLength" xsi:type="structuringItem" &gt;<text:span text:style-name="T4">&lt;/item&gt;</text:span></text:p>
      <text:p text:style-name="P12"><text:span text:style-name="T4"><text:tab/><text:tab/><text:tab/><text:tab/></text:span>&lt;item identifier="Resolution" xsi:type="structuringItem" &gt;<text:span text:style-name="T4">&lt;/item&gt;</text:span></text:p>
      <text:p text:style-name="P10"><text:tab/><text:tab/><text:tab/><text:tab/>...</text:p>
      <text:p text:style-name="P10"><text:tab/><text:tab/><text:tab/><text:tab/>&lt;item identifier="CompressionScheme" xsi:type="structuringItem"&gt;</text:p>
      <text:p text:style-name="P10"><text:tab/><text:tab/><text:tab/><text:tab/><text:tab/>&lt;symbol identifier="CompressionScheme_Symbol" value="Compression Scheme:" <text:tab/><text:tab/><text:tab/><text:tab/><text:tab/><text:tab/><text:tab/><text:tab/><text:tab/> length="19" interpretation="ASCII"/&gt;</text:p>
      <text:p text:style-name="P10"><text:tab/><text:tab/><text:tab/><text:tab/><text:tab/>&lt;symbol identifier="SP" value="32" optional="true"/&gt;</text:p>
      <text:p text:style-name="P10"><text:tab/><text:tab/><text:tab/><text:tab/><text:tab/>&lt;item identifier="CompressionSchemeValue" xsi:type="definitionItem"&gt;</text:p>
      <text:p text:style-name="P10"><text:tab/><text:tab/><text:tab/><text:tab/><text:tab/><text:tab/>&lt;symbol identifier="CompressionSchemeValue_Symbol" <text:tab/><text:tab/><text:tab/><text:tab/><text:tab/><text:tab/><text:tab/><text:tab/><text:tab/><text:tab/><text:tab/><text:tab/><text:tab/><text:tab/><text:tab/><text:tab/><text:tab/><text:tab/> interpretation="ASCII"&gt;</text:p>
      <text:p text:style-name="P10"><text:tab/><text:tab/><text:tab/><text:tab/><text:tab/><text:tab/><text:tab/>&lt;range&gt;</text:p>
      <text:p text:style-name="P10"><text:tab/><text:tab/><text:tab/><text:tab/><text:tab/><text:tab/><text:tab/><text:tab/>&lt;startposition xsi:type="sequential"/&gt;</text:p>
      <text:p text:style-name="P10"><text:tab/><text:tab/><text:tab/><text:tab/><text:tab/><text:tab/><text:tab/><text:tab/>&lt;length xsi:type="fixed"&gt;4&lt;/length&gt;</text:p>
      <text:p text:style-name="P10"><text:tab/><text:tab/><text:tab/><text:tab/><text:tab/><text:tab/><text:tab/>&lt;/range&gt;</text:p>
      <text:p text:style-name="P10"><text:tab/><text:tab/><text:tab/><text:tab/><text:tab/><text:tab/><text:tab/>&lt;valueInterpretation&gt;</text:p>
      <text:p text:style-name="P10"><text:tab/><text:tab/><text:tab/><text:tab/><text:tab/><text:tab/><text:tab/><text:tab/>&lt;valueLabel&gt;uncompressed&lt;/valueLabel&gt;</text:p>
      <text:p text:style-name="P10"><text:tab/><text:tab/><text:tab/><text:tab/><text:tab/><text:tab/><text:tab/><text:tab/>&lt;value&gt;None&lt;/value&gt;</text:p>
      <text:p text:style-name="P10"><text:tab/><text:tab/><text:tab/><text:tab/><text:tab/><text:tab/><text:tab/>&lt;/valueInterpretation&gt;</text:p>
      <text:p text:style-name="P10"><text:tab/><text:tab/><text:tab/><text:tab/><text:tab/><text:tab/>&lt;/symbol&gt;</text:p>
      <text:p text:style-name="P10"><text:tab/><text:tab/><text:tab/><text:tab/><text:tab/><text:tab/>&lt;name&gt;compression&lt;/name&gt;</text:p>
      <text:p text:style-name="P10"><text:tab/><text:tab/><text:tab/><text:tab/><text:tab/>&lt;/item&gt;</text:p>
      <text:p text:style-name="P10"><text:tab/><text:tab/><text:tab/><text:tab/>&lt;/item&gt;</text:p>
      <text:p text:style-name="P10"><text:tab/><text:tab/><text:tab/><text:tab/>...</text:p>
      <text:p text:style-name="P12"><text:span text:style-name="T4"><text:tab/><text:tab/><text:tab/><text:tab/>&lt;item</text:span><text:span text:style-name="T4"> identifier</text:span><text:span text:style-name="T4">=</text:span><text:span text:style-name="T4">"default"</text:span><text:span text:style-name="T4"> xsi:type</text:span><text:span text:style-name="T4">=</text:span><text:span text:style-name="T4">"structuringItem"</text:span><text:span text:style-name="T4">&gt;&lt;/item&gt;</text:span></text:p>
      <text:p text:style-name="P10"><text:tab/><text:tab/><text:tab/>&lt;/item&gt;</text:p>
      <text:p text:style-name="P10"><text:tab/><text:tab/>&lt;/item&gt;</text:p>
      <text:p text:style-name="P10"><text:tab/></text:p>
      <text:p text:style-name="P10"><text:tab/>&lt;/formatDescription&gt;</text:p>
      <text:p text:style-name="P10"><text:tab/>&lt;templates&gt;&lt;/templates&gt;</text:p>
      <text:p text:style-name="P10"><text:tab/>&lt;postProcessing&gt;&lt;/postProcessing&gt;</text:p>
      <text:p text:style-name="P10">&lt;/XCELDocument&gt;</text:p>
      <text:p text:style-name="P19"/>
      <text:h text:style-name="P24" text:outline-level="2"><text:soft-page-break/>XCEL for the Fileformat tiffinfo</text:h>
      <text:p text:style-name="P21"/>
      <text:p text:style-name="P13">&lt;?xml version="1.0" encoding="UTF-8"?&gt;</text:p>
      <text:p text:style-name="P12">&lt;XCELDocument xmlns="http://www.planets-project.eu/xcl/schemas/xcl"</text:p>
      <text:p text:style-name="P12"><text:s text:c="4"/>xmlns:xsi="http://www.w3.org/2001/XMLSchema-instance"</text:p>
      <text:p text:style-name="P12"><text:s text:c="4"/>xsi:schemaLocation="http://www.planets-project.eu/xcl/schemas/xcl</text:p>
      <text:p text:style-name="P12"><text:s text:c="4"/>schemas/XCELImageExtension.xsd"&gt;</text:p>
      <text:p text:style-name="P12"><text:s text:c="4"/>&lt;preProcessing&gt; </text:p>
      <text:p text:style-name="P12"><text:s text:c="8"/>&lt;item xsi:type="structuringItem" identifier="preproc1"&gt;</text:p>
      <text:p text:style-name="P12"><text:s text:c="12"/>&lt;processing type="configureParser" &gt;</text:p>
      <text:p text:style-name="P12"><text:s text:c="16"/>&lt;processingMethod name="setSymbolDoesNotMatchHandle"&gt;</text:p>
      <text:p text:style-name="P12"><text:s text:c="20"/>&lt;param value="skipWhiteSpace"/&gt;</text:p>
      <text:p text:style-name="P12"><text:s text:c="16"/>&lt;/processingMethod&gt;</text:p>
      <text:p text:style-name="P12"><text:s text:c="12"/>&lt;/processing&gt;</text:p>
      <text:p text:style-name="P12"><text:s text:c="8"/>&lt;/item&gt;</text:p>
      <text:p text:style-name="P12"><text:s text:c="4"/>&lt;/preProcessing&gt;</text:p>
      <text:p text:style-name="P12"><text:s text:c="4"/></text:p>
      <text:p text:style-name="P12"><text:s text:c="4"/>&lt;formatDescription&gt;</text:p>
      <text:p text:style-name="P12"><text:s text:c="8"/>&lt;item xsi:type="structuringItem" identifier="rootNode" &gt;</text:p>
      <text:p text:style-name="P12"><text:s text:c="12"/>&lt;item xsi:type="structuringItem" <text:s/>identifier="aRecord" multiple="true" order="choice"&gt;</text:p>
      <text:p text:style-name="P12"><text:s text:c="15"/></text:p>
      <text:p text:style-name="P12"><text:s text:c="16"/>&lt;!-- imageWidth --&gt;</text:p>
      <text:p text:style-name="P12"><text:s text:c="16"/>&lt;item identifier="imageWidth" xsi:type="structuringItem" &gt;</text:p>
      <text:p text:style-name="P12"><text:s text:c="20"/>&lt;symbol identifier="imageWidth_Symbol" length="12" <text:s text:c="2"/>interpretation="ASCII" <text:tab/><text:tab/><text:tab/><text:tab/><text:tab/><text:tab/><text:tab/><text:tab/><text:tab/> <text:s text:c="2"/>value="Image Width:" <text:s/>/&gt;</text:p>
      <text:p text:style-name="P12"><text:s text:c="20"/>&lt;item identifier="imageWidthNumber" xsi:type="definitionItem"&gt;</text:p>
      <text:p text:style-name="P12"><text:s text:c="24"/>&lt;symbol identifier="imageWidthNumber_Symbol" length="1" multiple="true" <text:tab/><text:tab/><text:tab/><text:tab/><text:tab/><text:tab/><text:tab/><text:tab/><text:tab/><text:tab/> <text:s/>interpretation="ASCII" &gt;</text:p>
      <text:p text:style-name="P12"><text:s text:c="27"/>&lt;validValues&gt;</text:p>
      <text:p text:style-name="P12"><text:s text:c="32"/>&lt;startRange&gt;0&lt;/startRange&gt;</text:p>
      <text:p text:style-name="P12"><text:s text:c="32"/>&lt;endRange&gt;9&lt;/endRange&gt;</text:p>
      <text:p text:style-name="P12"><text:s text:c="28"/>&lt;/validValues&gt;</text:p>
      <text:p text:style-name="P12"><text:s text:c="24"/>&lt;/symbol&gt;</text:p>
      <text:p text:style-name="P12"><text:s text:c="24"/>&lt;name&gt;imageWidth&lt;/name&gt;</text:p>
      <text:p text:style-name="P12"><text:s text:c="20"/>&lt;/item&gt;</text:p>
      <text:p text:style-name="P12"><text:s text:c="16"/>&lt;/item&gt;</text:p>
      <text:p text:style-name="P12"><text:s text:c="16"/></text:p>
      <text:p text:style-name="P12"><text:s text:c="16"/>&lt;!-- imageLength --&gt;</text:p>
      <text:p text:style-name="P12"><text:s text:c="16"/>&lt;item identifier="ImageLength" xsi:type="structuringItem" &gt;</text:p>
      <text:p text:style-name="P12"><text:s text:c="20"/>&lt;symbol<text:tab/>identifier="ImageLength_Symbol" length="13" <text:s text:c="2"/>interpretation="ASCII" <text:tab/><text:tab/><text:tab/><text:tab/><text:tab/><text:tab/><text:tab/><text:tab/><text:tab/>value="Image Length:" <text:s/>/&gt;</text:p>
      <text:p text:style-name="P12"><text:s text:c="20"/>&lt;item identifier="ImageLengthNumber" xsi:type="definitionItem"&gt;</text:p>
      <text:p text:style-name="P12"><text:s text:c="24"/>&lt;symbol i<text:tab/>dentifier="ImageLengthNumber_Symbol" length="1" multiple="true" <text:tab/><text:tab/><text:tab/><text:tab/><text:tab/><text:tab/><text:tab/><text:tab/><text:tab/><text:tab/>interpretation="ASCII" &gt;</text:p>
      <text:p text:style-name="P12"><text:s text:c="28"/>&lt;validValues&gt;</text:p>
      <text:p text:style-name="P12"><text:s text:c="32"/>&lt;startRange&gt;0&lt;/startRange&gt;</text:p>
      <text:p text:style-name="P12"><text:s text:c="32"/>&lt;endRange&gt;9&lt;/endRange&gt;</text:p>
      <text:p text:style-name="P12"><text:s text:c="28"/>&lt;/validValues&gt;</text:p>
      <text:p text:style-name="P12"><text:s text:c="24"/>&lt;/symbol&gt;</text:p>
      <text:p text:style-name="P12"><text:s text:c="24"/>&lt;name&gt;imageHeight&lt;/name&gt;</text:p>
      <text:p text:style-name="P12"><text:s text:c="20"/>&lt;/item&gt; <text:s text:c="19"/></text:p>
      <text:p text:style-name="P12"><text:soft-page-break/><text:s text:c="16"/>&lt;/item&gt;</text:p>
      <text:p text:style-name="P12"><text:s text:c="16"/></text:p>
      <text:p text:style-name="P12"><text:s text:c="16"/>&lt;!-- Resolution --&gt;</text:p>
      <text:p text:style-name="P12"><text:s text:c="16"/>&lt;item identifier="Resolution" xsi:type="structuringItem" &gt;</text:p>
      <text:p text:style-name="P12"><text:s text:c="20"/>&lt;symbol </text:p>
      <text:p text:style-name="P12"><text:s text:c="24"/>identifier="Resolution_Symbol" <text:s/>length="11" <text:s text:c="2"/>interpretation="ASCII" value="Resolution:"</text:p>
      <text:p text:style-name="P12"><text:s text:c="20"/>/&gt;</text:p>
      <text:p text:style-name="P12"><text:s text:c="20"/></text:p>
      <text:p text:style-name="P12"><text:s text:c="20"/>&lt;item identifier="ResolutionX" xsi:type="definitionItem"&gt;</text:p>
      <text:p text:style-name="P12"><text:s text:c="24"/>&lt;symbol identifier="ResolutionX_Symbol" length="1" multiple="true" interpretation="ASCII" &gt;</text:p>
      <text:p text:style-name="P12"><text:s text:c="28"/>&lt;validValues&gt;</text:p>
      <text:p text:style-name="P12"><text:s text:c="32"/>&lt;startRange&gt;0&lt;/startRange&gt;</text:p>
      <text:p text:style-name="P12"><text:s text:c="32"/>&lt;endRange&gt;9&lt;/endRange&gt;</text:p>
      <text:p text:style-name="P12"><text:s text:c="28"/>&lt;/validValues&gt;</text:p>
      <text:p text:style-name="P12"><text:s text:c="24"/>&lt;/symbol&gt;</text:p>
      <text:p text:style-name="P12"><text:s text:c="24"/>&lt;name&gt;resolutionX&lt;/name&gt;</text:p>
      <text:p text:style-name="P12"><text:s text:c="20"/>&lt;/item&gt;</text:p>
      <text:p text:style-name="P12"><text:s text:c="20"/></text:p>
      <text:p text:style-name="P12"><text:s text:c="20"/>&lt;symbol identifier="comma" length="1" value="44" <text:s/>/&gt;</text:p>
      <text:p text:style-name="P12"><text:s text:c="20"/>&lt;symbol identifier="space" length="1" value="32" <text:s/>/&gt;</text:p>
      <text:p text:style-name="P12"><text:s text:c="20"/></text:p>
      <text:p text:style-name="P12"><text:s text:c="20"/>&lt;item identifier="ResolutionY" xsi:type="definitionItem"&gt;</text:p>
      <text:p text:style-name="P12"><text:s text:c="24"/>&lt;symbol identifier="ResolutionY_Symbol" length="1" multiple="true" interpretation="ASCII" &gt;</text:p>
      <text:p text:style-name="P12"><text:s text:c="28"/>&lt;validValues&gt;</text:p>
      <text:p text:style-name="P12"><text:s text:c="32"/>&lt;startRange&gt;0&lt;/startRange&gt;</text:p>
      <text:p text:style-name="P12"><text:s text:c="32"/>&lt;endRange&gt;9&lt;/endRange&gt;</text:p>
      <text:p text:style-name="P12"><text:s text:c="28"/>&lt;/validValues&gt;</text:p>
      <text:p text:style-name="P12"><text:s text:c="24"/>&lt;/symbol&gt;</text:p>
      <text:p text:style-name="P12"><text:s text:c="24"/>&lt;name&gt;resolutionY&lt;/name&gt;</text:p>
      <text:p text:style-name="P12"><text:s text:c="20"/>&lt;/item&gt;</text:p>
      <text:p text:style-name="P12"><text:s text:c="20"/></text:p>
      <text:p text:style-name="P12"><text:s text:c="20"/>&lt;symbol identifier="pixels_Symbol" length="1" multiple="true" interpretation="ASCII" <text:s/>&gt;</text:p>
      <text:p text:style-name="P12"><text:s text:c="24"/>&lt;nonValidValues&gt;</text:p>
      <text:p text:style-name="P12"><text:s text:c="28"/>&lt;value&gt;CR&lt;/value&gt;</text:p>
      <text:p text:style-name="P12"><text:s text:c="28"/>&lt;value&gt;LF&lt;/value&gt;</text:p>
      <text:p text:style-name="P12"><text:s text:c="28"/>&lt;value&gt;/&lt;/value&gt;</text:p>
      <text:p text:style-name="P12"><text:s text:c="24"/>&lt;/nonValidValues&gt;</text:p>
      <text:p text:style-name="P12"><text:s text:c="24"/>&lt;name&gt;uninterpreted&lt;/name&gt;</text:p>
      <text:p text:style-name="P12"><text:s text:c="20"/>&lt;/symbol&gt;</text:p>
      <text:p text:style-name="P12"><text:s text:c="20"/></text:p>
      <text:p text:style-name="P12"><text:s text:c="20"/>&lt;symbol identifier="slash" value="/" length="1" interpretation="ASCII"&gt;&lt;/symbol&gt;</text:p>
      <text:p text:style-name="P12"><text:s text:c="20"/></text:p>
      <text:p text:style-name="P12"><text:s text:c="20"/>&lt;item identifier="ResolutionUnit" xsi:type="definitionItem"&gt;</text:p>
      <text:p text:style-name="P12"><text:s text:c="24"/>&lt;symbol identifier="ResolutionUnit_Symbol" length="1" multiple="true" interpretation="ASCII" <text:s/>&gt;</text:p>
      <text:p text:style-name="P12"><text:s text:c="24"/>&lt;nonValidValues&gt;</text:p>
      <text:p text:style-name="P12"><text:s text:c="28"/>&lt;value&gt;CR&lt;/value&gt;</text:p>
      <text:p text:style-name="P12"><text:s text:c="28"/>&lt;value&gt;LF&lt;/value&gt;</text:p>
      <text:p text:style-name="P12"><text:soft-page-break/><text:s text:c="28"/>&lt;value&gt;/&lt;/value&gt;</text:p>
      <text:p text:style-name="P12"><text:s text:c="24"/>&lt;/nonValidValues&gt;</text:p>
      <text:p text:style-name="P12"><text:s text:c="20"/>&lt;/symbol&gt;</text:p>
      <text:p text:style-name="P12"><text:s text:c="20"/>&lt;name&gt;resolutionUnit&lt;/name&gt;</text:p>
      <text:p text:style-name="P12"><text:s text:c="20"/>&lt;/item&gt;</text:p>
      <text:p text:style-name="P12"><text:s text:c="32"/></text:p>
      <text:p text:style-name="P12"><text:s text:c="16"/>&lt;/item&gt;</text:p>
      <text:p text:style-name="P12"><text:s text:c="16"/></text:p>
      <text:p text:style-name="P12"><text:s text:c="16"/>&lt;!-- <text:s text:c="2"/>Bits/Sample: <text:s/>--&gt;</text:p>
      <text:p text:style-name="P12"><text:s text:c="16"/>&lt;item identifier="BitsSample" xsi:type="structuringItem" &gt;</text:p>
      <text:p text:style-name="P12"><text:s text:c="20"/></text:p>
      <text:p text:style-name="P12"><text:s text:c="20"/>&lt;symbol </text:p>
      <text:p text:style-name="P12"><text:s text:c="24"/>identifier="BitsSample_Symbol" multiple="true" value="Bits/Sample:" length="12" <text:s text:c="2"/>interpretation="ASCII"</text:p>
      <text:p text:style-name="P12"><text:s text:c="20"/>/&gt;</text:p>
      <text:p text:style-name="P12"><text:s text:c="20"/></text:p>
      <text:p text:style-name="P12"><text:s text:c="20"/>&lt;item identifier="BitsSampleNumber" xsi:type="definitionItem"&gt;</text:p>
      <text:p text:style-name="P12"><text:s text:c="24"/>&lt;symbol identifier="BitsSampleNumber_Symbol" length="1" multiple="true" interpretation="ASCII" &gt;</text:p>
      <text:p text:style-name="P12"><text:s text:c="28"/>&lt;validValues&gt;</text:p>
      <text:p text:style-name="P12"><text:s text:c="32"/>&lt;startRange&gt;0&lt;/startRange&gt;</text:p>
      <text:p text:style-name="P12"><text:s text:c="32"/>&lt;endRange&gt;9&lt;/endRange&gt;</text:p>
      <text:p text:style-name="P12"><text:s text:c="28"/>&lt;/validValues&gt;</text:p>
      <text:p text:style-name="P12"><text:s text:c="24"/>&lt;/symbol&gt;</text:p>
      <text:p text:style-name="P12"><text:s text:c="24"/>&lt;name&gt;bitsPerSample&lt;/name&gt;</text:p>
      <text:p text:style-name="P12"><text:s text:c="20"/>&lt;/item&gt;</text:p>
      <text:p text:style-name="P12"><text:s text:c="39"/></text:p>
      <text:p text:style-name="P12"><text:s text:c="16"/>&lt;/item&gt;</text:p>
      <text:p text:style-name="P12"><text:s text:c="16"/></text:p>
      <text:p text:style-name="P12"><text:s text:c="16"/>&lt;!-- <text:s text:c="2"/>Compression Scheme: --&gt;</text:p>
      <text:p text:style-name="P12"><text:s text:c="16"/>&lt;item identifier="CompressionScheme" xsi:type="structuringItem" &gt;</text:p>
      <text:p text:style-name="P12"><text:s text:c="20"/>&lt;symbol </text:p>
      <text:p text:style-name="P12"><text:s text:c="24"/>identifier="CompressionScheme_Symbol" <text:s/>value="Compression Scheme:" length="19" <text:s text:c="2"/>interpretation="ASCII"</text:p>
      <text:p text:style-name="P12"><text:s text:c="20"/>/&gt;</text:p>
      <text:p text:style-name="P12"><text:s text:c="20"/></text:p>
      <text:p text:style-name="P12"><text:s text:c="20"/>&lt;symbol identifier="SP" value="32" optional="true"/&gt;</text:p>
      <text:p text:style-name="P12"><text:s text:c="20"/></text:p>
      <text:p text:style-name="P12"><text:s text:c="20"/>&lt;item identifier="CompressionSchemeValue" xsi:type="definitionItem" &gt;</text:p>
      <text:p text:style-name="P12"><text:s text:c="24"/>&lt;symbol identifier="CompressionSchemeValue_Symbol" interpretation="ASCII"&gt;</text:p>
      <text:p text:style-name="P12"><text:s text:c="28"/>&lt;range&gt;</text:p>
      <text:p text:style-name="P12"><text:s text:c="32"/>&lt;startposition xsi:type="sequential"&gt;&lt;/startposition&gt;</text:p>
      <text:p text:style-name="P12"><text:s text:c="32"/>&lt;length xsi:type="fixed"&gt;4&lt;/length&gt;</text:p>
      <text:p text:style-name="P12"><text:s text:c="28"/>&lt;/range&gt;</text:p>
      <text:p text:style-name="P12"><text:s text:c="28"/>&lt;valueInterpretation&gt;</text:p>
      <text:p text:style-name="P12"><text:s text:c="32"/>&lt;valueLabel&gt;uncompressed&lt;/valueLabel&gt;</text:p>
      <text:p text:style-name="P12"><text:s text:c="32"/>&lt;value&gt;None&lt;/value&gt;</text:p>
      <text:p text:style-name="P12"><text:s text:c="28"/>&lt;/valueInterpretation&gt;</text:p>
      <text:p text:style-name="P12"><text:s text:c="24"/>&lt;/symbol&gt;</text:p>
      <text:p text:style-name="P12"><text:s text:c="24"/>&lt;name&gt;compression&lt;/name&gt;</text:p>
      <text:p text:style-name="P12"><text:s text:c="20"/>&lt;/item&gt;</text:p>
      <text:p text:style-name="P12"><text:s text:c="20"/></text:p>
      <text:p text:style-name="P12"><text:soft-page-break/><text:s text:c="20"/></text:p>
      <text:p text:style-name="P12"><text:s text:c="16"/>&lt;/item&gt;</text:p>
      <text:p text:style-name="P12"><text:s text:c="20"/></text:p>
      <text:p text:style-name="P12"><text:s text:c="16"/>&lt;!--Photometric Interpretation:--&gt;</text:p>
      <text:p text:style-name="P12"><text:s text:c="16"/>&lt;item identifier="PhotometricInterpretation" xsi:type="structuringItem" &gt;</text:p>
      <text:p text:style-name="P12"><text:s text:c="20"/></text:p>
      <text:p text:style-name="P12"><text:s text:c="20"/>&lt;symbol </text:p>
      <text:p text:style-name="P12"><text:s text:c="24"/>identifier="PhotometricInterpretation_Symbol" <text:s/>length="27" <text:s text:c="2"/>interpretation="ASCII" value="Photometric Interpretation:"</text:p>
      <text:p text:style-name="P12"><text:s text:c="20"/>/&gt;</text:p>
      <text:p text:style-name="P12"><text:s text:c="20"/></text:p>
      <text:p text:style-name="P12"><text:s text:c="20"/>&lt;symbol identifier="SP2" value="32" optional="true"/&gt;</text:p>
      <text:p text:style-name="P12"><text:s text:c="20"/></text:p>
      <text:p text:style-name="P12"><text:s text:c="20"/>&lt;item identifier="PhotometricInterpretationValue" xsi:type="definitionItem" &gt;</text:p>
      <text:p text:style-name="P12"><text:s text:c="24"/>&lt;symbol identifier="PhotometricInterpretationValue_Symbol" interpretation="ASCII"&gt;</text:p>
      <text:p text:style-name="P12"><text:s text:c="28"/>&lt;range&gt;</text:p>
      <text:p text:style-name="P12"><text:s text:c="32"/>&lt;startposition xsi:type="sequential"&gt;&lt;/startposition&gt;</text:p>
      <text:p text:style-name="P12"><text:s text:c="32"/>&lt;length xsi:type="fixed"&gt;12&lt;/length&gt;</text:p>
      <text:p text:style-name="P12"><text:s text:c="28"/>&lt;/range&gt;</text:p>
      <text:p text:style-name="P12"><text:s text:c="28"/>&lt;valueInterpretation&gt;</text:p>
      <text:p text:style-name="P12"><text:s text:c="32"/>&lt;valueLabel&gt;blackIsZero&lt;/valueLabel&gt;</text:p>
      <text:p text:style-name="P12"><text:s text:c="32"/>&lt;value&gt;min-is-black&lt;/value&gt;</text:p>
      <text:p text:style-name="P12"><text:s text:c="28"/>&lt;/valueInterpretation&gt;</text:p>
      <text:p text:style-name="P12"><text:s text:c="24"/>&lt;/symbol&gt;</text:p>
      <text:p text:style-name="P12"><text:s text:c="24"/>&lt;name&gt;imageType&lt;/name&gt;</text:p>
      <text:p text:style-name="P12"><text:s text:c="20"/>&lt;/item&gt;</text:p>
      <text:p text:style-name="P12"><text:s text:c="16"/></text:p>
      <text:p text:style-name="P12"><text:s text:c="16"/>&lt;/item&gt;</text:p>
      <text:p text:style-name="P12"><text:s text:c="16"/></text:p>
      <text:p text:style-name="P12"><text:s text:c="16"/>&lt;!-- <text:s text:c="2"/>Samples/Pixel: <text:s/>--&gt;</text:p>
      <text:p text:style-name="P12"><text:s text:c="16"/>&lt;item identifier="SamplesPixel" xsi:type="structuringItem" &gt;</text:p>
      <text:p text:style-name="P12"><text:s text:c="20"/>&lt;symbol </text:p>
      <text:p text:style-name="P12"><text:s text:c="24"/>identifier="SamplesPixel_Symbol" multiple="true" value="Samples/Pixel:" length="14" <text:s text:c="2"/>interpretation="ASCII"</text:p>
      <text:p text:style-name="P12"><text:s text:c="20"/>/&gt;</text:p>
      <text:p text:style-name="P12"><text:s text:c="20"/></text:p>
      <text:p text:style-name="P12"><text:s text:c="20"/>&lt;item identifier="SamplesPixelValue" xsi:type="definitionItem"&gt;</text:p>
      <text:p text:style-name="P12"><text:s text:c="24"/>&lt;symbol identifier="SamplesPixelValue_Symbol" length="1" multiple="true" interpretation="ASCII" &gt;</text:p>
      <text:p text:style-name="P12"><text:s text:c="28"/>&lt;validValues&gt;</text:p>
      <text:p text:style-name="P12"><text:s text:c="32"/>&lt;startRange&gt;0&lt;/startRange&gt;</text:p>
      <text:p text:style-name="P12"><text:s text:c="32"/>&lt;endRange&gt;9&lt;/endRange&gt;</text:p>
      <text:p text:style-name="P12"><text:s text:c="28"/>&lt;/validValues&gt;</text:p>
      <text:p text:style-name="P12"><text:s text:c="24"/>&lt;/symbol&gt;</text:p>
      <text:p text:style-name="P12"><text:s text:c="24"/>&lt;name&gt;samplesPerPixel&lt;/name&gt;</text:p>
      <text:p text:style-name="P12"><text:s text:c="20"/>&lt;/item&gt;</text:p>
      <text:p text:style-name="P12"><text:s text:c="20"/></text:p>
      <text:p text:style-name="P12"><text:s text:c="20"/></text:p>
      <text:p text:style-name="P12"><text:s text:c="16"/>&lt;/item&gt;</text:p>
      <text:p text:style-name="P12"><text:s text:c="16"/></text:p>
      <text:p text:style-name="P12"><text:s text:c="16"/>&lt;!-- <text:s/>Rows/Strip:--&gt;</text:p>
      <text:p text:style-name="P12"><text:soft-page-break/><text:s text:c="16"/>&lt;item identifier="RowsStrip" xsi:type="structuringItem" &gt;</text:p>
      <text:p text:style-name="P12"><text:s text:c="20"/></text:p>
      <text:p text:style-name="P12"><text:s text:c="20"/>&lt;symbol </text:p>
      <text:p text:style-name="P12"><text:s text:c="24"/>identifier="RowsStrip_Symbol" multiple="true" value="Rows/Strip:" length="11" interpretation="ASCII"</text:p>
      <text:p text:style-name="P12"><text:s text:c="20"/>/&gt;</text:p>
      <text:p text:style-name="P12"><text:s text:c="20"/></text:p>
      <text:p text:style-name="P12"><text:s text:c="20"/>&lt;item identifier="RowsStripValue" xsi:type="definitionItem"&gt;</text:p>
      <text:p text:style-name="P12"><text:s text:c="24"/>&lt;symbol identifier="RowsStripValue_Symbol" length="1" multiple="true" interpretation="ASCII" &gt;</text:p>
      <text:p text:style-name="P12"><text:s text:c="28"/>&lt;validValues&gt;</text:p>
      <text:p text:style-name="P12"><text:s text:c="32"/>&lt;startRange&gt;0&lt;/startRange&gt;</text:p>
      <text:p text:style-name="P12"><text:s text:c="32"/>&lt;endRange&gt;9&lt;/endRange&gt;</text:p>
      <text:p text:style-name="P12"><text:s text:c="28"/>&lt;/validValues&gt;</text:p>
      <text:p text:style-name="P12"><text:s text:c="24"/>&lt;/symbol&gt;</text:p>
      <text:p text:style-name="P12"><text:s text:c="24"/>&lt;name&gt;rowsPerStrip&lt;/name&gt;</text:p>
      <text:p text:style-name="P12"><text:s text:c="20"/>&lt;/item&gt; <text:s text:c="2"/></text:p>
      <text:p text:style-name="P12"><text:s text:c="20"/></text:p>
      <text:p text:style-name="P12"><text:s text:c="16"/>&lt;/item&gt;</text:p>
      <text:p text:style-name="P12"><text:s text:c="16"/></text:p>
      <text:p text:style-name="P12"><text:s text:c="16"/>&lt;!-- <text:s/>Planar Configuration: --&gt;</text:p>
      <text:p text:style-name="P12"><text:s text:c="16"/>&lt;item identifier="PlanarConfiguration" xsi:type="structuringItem" &gt;</text:p>
      <text:p text:style-name="P12"><text:s text:c="20"/></text:p>
      <text:p text:style-name="P12"><text:s text:c="20"/>&lt;symbol </text:p>
      <text:p text:style-name="P12"><text:s text:c="24"/>identifier="PlanarConfiguration_Symbol" multiple="true" value="Planar Configuration:" length="21" <text:s text:c="2"/>interpretation="ASCII"</text:p>
      <text:p text:style-name="P12"><text:s text:c="20"/>/&gt;</text:p>
      <text:p text:style-name="P12"><text:s text:c="20"/></text:p>
      <text:p text:style-name="P12"><text:s text:c="20"/>&lt;item identifier="PlanarConfigurationValue" xsi:type="definitionItem"&gt;</text:p>
      <text:p text:style-name="P12"><text:s text:c="24"/>&lt;symbol identifier="PlanarConfigurationValue_Symbol" length="1" multiple="true" interpretation="ASCII" &gt;</text:p>
      <text:p text:style-name="P12"><text:s text:c="28"/>&lt;nonValidValues&gt;</text:p>
      <text:p text:style-name="P12"><text:s text:c="32"/>&lt;value&gt;CR&lt;/value&gt;</text:p>
      <text:p text:style-name="P12"><text:s text:c="32"/>&lt;value&gt;LF&lt;/value&gt;</text:p>
      <text:p text:style-name="P12"><text:s text:c="28"/>&lt;/nonValidValues&gt;</text:p>
      <text:p text:style-name="P12"><text:s text:c="24"/>&lt;/symbol&gt;</text:p>
      <text:p text:style-name="P12"><text:s text:c="24"/>&lt;name&gt;planarConfiguration&lt;/name&gt;</text:p>
      <text:p text:style-name="P12"><text:s text:c="20"/>&lt;/item&gt;</text:p>
      <text:p text:style-name="P12"><text:s text:c="20"/></text:p>
      <text:p text:style-name="P12"><text:s text:c="16"/>&lt;/item&gt;</text:p>
      <text:p text:style-name="P12"><text:s text:c="16"/></text:p>
      <text:p text:style-name="P12"><text:s text:c="16"/>&lt;!-- <text:s/>Strip 0:--&gt;</text:p>
      <text:p text:style-name="P12"><text:s text:c="16"/>&lt;item identifier="Strip0" xsi:type="structuringItem" &gt;</text:p>
      <text:p text:style-name="P12"><text:s text:c="20"/></text:p>
      <text:p text:style-name="P12"><text:s text:c="20"/>&lt;symbol </text:p>
      <text:p text:style-name="P12"><text:s text:c="24"/>identifier="Strip0_Symbol" <text:s/>value="Strip 0:" length="8" <text:s text:c="2"/>interpretation="ASCII" </text:p>
      <text:p text:style-name="P12"><text:s text:c="20"/>/&gt;</text:p>
      <text:p text:style-name="P12"><text:s text:c="18"/></text:p>
      <text:p text:style-name="P12"><text:s text:c="20"/>&lt;item identifier="Strip0Value" xsi:type="definitionItem" multiple="true" &gt;</text:p>
      <text:p text:style-name="P12"><text:s text:c="24"/>&lt;symbol identifier="Strip0Value_Symbol" length="2" multiple="true" interpretation="ASCII" &gt;</text:p>
      <text:p text:style-name="P12"><text:s text:c="28"/>&lt;nonValidValues&gt;</text:p>
      <text:p text:style-name="P12"><text:soft-page-break/><text:s text:c="32"/>&lt;value&gt;CR&lt;/value&gt;</text:p>
      <text:p text:style-name="P12"><text:s text:c="32"/>&lt;value&gt;LF&lt;/value&gt;</text:p>
      <text:p text:style-name="P12"><text:s text:c="32"/>&lt;value&gt;SP&lt;/value&gt;</text:p>
      <text:p text:style-name="P12"><text:s text:c="28"/>&lt;/nonValidValues&gt;</text:p>
      <text:p text:style-name="P12"><text:s text:c="24"/>&lt;/symbol&gt;</text:p>
      <text:p text:style-name="P12"><text:s text:c="24"/>&lt;name&gt;normData&lt;/name&gt;</text:p>
      <text:p text:style-name="P12"><text:s text:c="20"/>&lt;/item&gt;</text:p>
      <text:p text:style-name="P12"><text:s text:c="16"/>&lt;/item&gt;</text:p>
      <text:p text:style-name="P12"><text:s text:c="16"/>&lt;item identifier="default" xsi:type="structuringItem"&gt;</text:p>
      <text:p text:style-name="P12"><text:s text:c="20"/>&lt;symbol identifier="default_Symbol" length="1" multiple="true" interpretation="ASCII" <text:s/>&gt;</text:p>
      <text:p text:style-name="P12"><text:s text:c="24"/>&lt;nonValidValues&gt;</text:p>
      <text:p text:style-name="P12"><text:s text:c="28"/>&lt;value&gt;CR&lt;/value&gt;</text:p>
      <text:p text:style-name="P12"><text:s text:c="28"/>&lt;value&gt;LF&lt;/value&gt;</text:p>
      <text:p text:style-name="P12"><text:s text:c="24"/>&lt;/nonValidValues&gt;</text:p>
      <text:p text:style-name="P12"><text:s text:c="24"/>&lt;name&gt;uninterpreted&lt;/name&gt;</text:p>
      <text:p text:style-name="P12"><text:s text:c="20"/>&lt;/symbol&gt;</text:p>
      <text:p text:style-name="P12"><text:s text:c="16"/>&lt;/item&gt;</text:p>
      <text:p text:style-name="P12"><text:s text:c="12"/>&lt;/item&gt;</text:p>
      <text:p text:style-name="P12"><text:s text:c="8"/>&lt;/item&gt;</text:p>
      <text:p text:style-name="P12"><text:s text:c="4"/>&lt;/formatDescription&gt;</text:p>
      <text:p text:style-name="P12"><text:s text:c="4"/>&lt;postProcessing&gt;&lt;/postProcessing&gt;</text:p>
      <text:p text:style-name="P12">&lt;/XCELDocument&gt;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de" fo:country="DE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1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/>
      </style:footer>
    </style:master-page>
    <style:master-page style:name="Footnote" style:page-layout-name="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Elona Chudobkaite</meta:initial-creator>
    <meta:creation-date>2008-02-21T10:34:12</meta:creation-date>
    <dc:creator>Elona Chudobkaite</dc:creator>
    <dc:date>2008-02-28T18:02:49</dc:date>
    <meta:editing-cycles>17</meta:editing-cycles>
    <meta:editing-duration>PT15H30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3" meta:paragraph-count="457" meta:word-count="2936" meta:character-count="25028"/>
  </office:meta>
</office:document-meta>
</file>